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df0c4" officeooo:paragraph-rsid="000df0c4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bold" officeooo:rsid="000df0c4" officeooo:paragraph-rsid="000fe35e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df0c4" officeooo:paragraph-rsid="000df0c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5pt" fo:font-weight="bold" officeooo:rsid="000df0c4" officeooo:paragraph-rsid="000df0c4" style:font-size-asian="15pt" style:font-weight-asian="bold" style:font-size-complex="15pt" style:font-weight-complex="bold"/>
    </style:style>
    <style:style style:name="T1" style:family="text">
      <style:text-properties officeooo:rsid="000fe35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PP RandoriZator</text:span> </text:p>
      <text:p text:style-name="P2"><text:span text:style-name="T3">by Maitre SCRUM</text:span></text:p>
      <text:p text:style-name="P1"/>
      <text:p text:style-name="P3">Baptiste – Timothée – Patern</text:p>
      <text:p text:style-name="P1"/>
      <text:p text:style-name="P4">Lundi 12 aout – jour 1 :</text:p>
      <text:p text:style-name="P1">On reprend le wire -frame et la maquette statique élaborés lors de la rencontre avec Labège.</text:p>
      <text:p text:style-name="P1">Création du repo Git et nouveau projet Gitlab.</text:p>
      <text:p text:style-name="P1">Répartition des taches : </text:p>
      <text:p text:style-name="P1"><text:tab/>Timothée : compte à rebours qui boucle + jauge <text:span text:style-name="T1">dynamique</text:span></text:p>
      <text:p text:style-name="P1"><text:tab/>Baptiste : fait des trucs</text:p>
      <text:p text:style-name="P1"><text:tab/>Patern : fonction tirage aléatoire + élimination des tirés au sort</text:p>
      <text:p text:style-name="P1"/>
      <text:p text:style-name="P4">Mardi 13 aout – jour 2 :</text:p>
      <text:p text:style-name="P1">Mise en commun des avancées, on relie les morceaux de code.</text:p>
      <text:p text:style-name="P1">Nouvelles taches :</text:p>
      <text:p text:style-name="P1"><text:tab/>Timothée <text:span text:style-name="T1">+ Baptiste : création d’un template Mustache + ajout des photos</text:span></text:p>
      <text:p text:style-name="P1"><text:tab/><text:span text:style-name="T1">Patern : fonction « premier tirage » + association des fonctions à leurs éléments du DOM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2:02:07.365626659</meta:creation-date>
    <dc:date>2019-08-13T22:19:49.361268766</dc:date>
    <meta:editing-duration>PT7M11S</meta:editing-duration>
    <meta:editing-cycles>1</meta:editing-cycles>
    <meta:document-statistic meta:table-count="0" meta:image-count="0" meta:object-count="0" meta:page-count="1" meta:paragraph-count="15" meta:word-count="116" meta:character-count="660" meta:non-whitespace-character-count="548"/>
    <meta:generator>LibreOffice/6.0.7.3$Linux_X86_64 LibreOffice_project/00m0$Build-3</meta:generator>
  </office:meta>
</office:document-meta>
</file>